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74b49" officeooo:paragraph-rsid="00074b49"/>
    </style:style>
    <style:style style:name="P2" style:family="paragraph" style:parent-style-name="Text_20_body">
      <style:text-properties officeooo:rsid="00074b49" officeooo:paragraph-rsid="00074b49"/>
    </style:style>
    <style:style style:name="P3" style:family="paragraph" style:parent-style-name="Text_20_body">
      <style:text-properties officeooo:rsid="0008972c" officeooo:paragraph-rsid="0008972c"/>
    </style:style>
    <style:style style:name="P4" style:family="paragraph" style:parent-style-name="Text_20_body">
      <style:text-properties officeooo:rsid="0009ea86" officeooo:paragraph-rsid="0009ea86"/>
    </style:style>
    <style:style style:name="P5" style:family="paragraph" style:parent-style-name="Title">
      <style:text-properties officeooo:rsid="00074b49" officeooo:paragraph-rsid="00074b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Generación del Dataset</text:p>
      <text:p text:style-name="P2"/>
      <text:p text:style-name="P2">Para la generación del DataSet, haremos uso de una plantilla y de JSONs generados aleatoriamente que generen un gran volumen de datos que nos permita entrenar un primer modelo.</text:p>
      <text:p text:style-name="P3">Se han descubierto en la investigación 2 tecnologías interesantes que usan python, en primer lugar reportlab y en segundo lugar Jinja2. Jinja2 está orientado a generación de HTMLs a partir de una plantilla en HTML y reportlab simplemente genera PDFs y no soporta plantillas, tendríamos que hacer la estructura manualmente a nivel de código.</text:p>
      <text:p text:style-name="P3">Hemos decidido que lo más correcto es usar Jinja2 con WeasyPrint, que nos permite en primer lugar rellenar estas plantillas con datos que nosotros generamos y posteriormente renderizarlo como PDF y así poder generar un dataset.</text:p>
      <text:p text:style-name="P4">La estructura del JSON que usaremos par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74b49" officeooo:paragraph-rsid="00074b4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Trabajo de Fin de Grado<text:tab/><text:tab/>Antonio Javier Torres Bordó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8:59:53.685311440</meta:creation-date>
    <dc:date>2024-04-01T20:24:39.123651765</dc:date>
    <meta:editing-duration>PT1H24M45S</meta:editing-duration>
    <meta:editing-cycles>3</meta:editing-cycles>
    <meta:generator>LibreOffice/7.6.5.2$Linux_X86_64 LibreOffice_project/60$Build-2</meta:generator>
    <meta:document-statistic meta:table-count="0" meta:image-count="0" meta:object-count="0" meta:page-count="1" meta:paragraph-count="6" meta:word-count="138" meta:character-count="858" meta:non-whitespace-character-count="725"/>
  </office:meta>
</office:document-meta>
</file>